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8ca6" officeooo:paragraph-rsid="00078ca6"/>
    </style:style>
    <style:style style:name="P2" style:family="paragraph" style:parent-style-name="Standard">
      <style:text-properties officeooo:rsid="00109721" officeooo:paragraph-rsid="0012284c"/>
    </style:style>
    <style:style style:name="P3" style:family="paragraph" style:parent-style-name="Standard">
      <style:text-properties officeooo:paragraph-rsid="0012284c"/>
    </style:style>
    <style:style style:name="P4" style:family="paragraph" style:parent-style-name="Standard">
      <style:text-properties officeooo:rsid="00146bda" officeooo:paragraph-rsid="00146bda"/>
    </style:style>
    <style:style style:name="P5" style:family="paragraph" style:parent-style-name="Standard">
      <style:text-properties officeooo:rsid="0016fd99" officeooo:paragraph-rsid="0016fd99"/>
    </style:style>
    <style:style style:name="P6" style:family="paragraph" style:parent-style-name="Text_20_body">
      <style:text-properties officeooo:rsid="00078ca6" officeooo:paragraph-rsid="00078ca6"/>
    </style:style>
    <style:style style:name="P7" style:family="paragraph" style:parent-style-name="Text_20_body">
      <style:text-properties officeooo:rsid="000a6bf4" officeooo:paragraph-rsid="000a6bf4"/>
    </style:style>
    <style:style style:name="P8" style:family="paragraph" style:parent-style-name="Text_20_body">
      <style:text-properties officeooo:rsid="000b6789" officeooo:paragraph-rsid="000fbace"/>
    </style:style>
    <style:style style:name="P9" style:family="paragraph" style:parent-style-name="Standard" style:list-style-name="L4">
      <style:text-properties officeooo:rsid="0016fd99" officeooo:paragraph-rsid="00186a88"/>
    </style:style>
    <style:style style:name="P10" style:family="paragraph" style:parent-style-name="Standard" style:list-style-name="L4">
      <style:text-properties officeooo:rsid="0017985e" officeooo:paragraph-rsid="0017985e"/>
    </style:style>
    <style:style style:name="P11" style:family="paragraph" style:parent-style-name="Standard" style:list-style-name="L4">
      <style:text-properties officeooo:rsid="001a1d3f" officeooo:paragraph-rsid="001a1d3f"/>
    </style:style>
    <style:style style:name="P12" style:family="paragraph" style:parent-style-name="Standard">
      <style:text-properties officeooo:rsid="001a1d3f" officeooo:paragraph-rsid="001a1d3f"/>
    </style:style>
    <style:style style:name="P13" style:family="paragraph" style:parent-style-name="Standard">
      <style:text-properties officeooo:rsid="001aa5b1" officeooo:paragraph-rsid="001aa5b1"/>
    </style:style>
    <style:style style:name="P14" style:family="paragraph" style:parent-style-name="Standard" style:list-style-name="L6">
      <style:text-properties officeooo:rsid="001aa5b1" officeooo:paragraph-rsid="001aa5b1"/>
    </style:style>
    <style:style style:name="P15" style:family="paragraph" style:parent-style-name="Standard">
      <style:text-properties officeooo:rsid="00078ca6" officeooo:paragraph-rsid="00078ca6"/>
    </style:style>
    <style:style style:name="P16" style:family="paragraph" style:parent-style-name="Standard">
      <style:text-properties officeooo:rsid="001b91a8" officeooo:paragraph-rsid="001b91a8"/>
    </style:style>
    <style:style style:name="P17" style:family="paragraph" style:parent-style-name="Standard" style:list-style-name="L7">
      <style:text-properties officeooo:rsid="001b91a8" officeooo:paragraph-rsid="001b91a8"/>
    </style:style>
    <style:style style:name="P18" style:family="paragraph" style:parent-style-name="Standard" style:list-style-name="L5">
      <style:text-properties officeooo:rsid="001b91a8" officeooo:paragraph-rsid="001b91a8"/>
    </style:style>
    <style:style style:name="P19" style:family="paragraph" style:parent-style-name="Standard" style:list-style-name="L5">
      <style:text-properties officeooo:rsid="001b965f" officeooo:paragraph-rsid="001b965f"/>
    </style:style>
    <style:style style:name="P20" style:family="paragraph" style:parent-style-name="Standard" style:list-style-name="L7">
      <style:text-properties officeooo:rsid="001e3c85" officeooo:paragraph-rsid="001e3c85"/>
    </style:style>
    <style:style style:name="P21" style:family="paragraph" style:parent-style-name="Standard" style:list-style-name="L5">
      <style:text-properties officeooo:rsid="001f9ea3" officeooo:paragraph-rsid="001f9ea3"/>
    </style:style>
    <style:style style:name="P22" style:family="paragraph" style:parent-style-name="Standard">
      <style:text-properties officeooo:rsid="00218ad2" officeooo:paragraph-rsid="00218ad2"/>
    </style:style>
    <style:style style:name="P23" style:family="paragraph" style:parent-style-name="Standard" style:list-style-name="L9">
      <style:text-properties officeooo:rsid="00218ad2" officeooo:paragraph-rsid="00218ad2"/>
    </style:style>
    <style:style style:name="P24" style:family="paragraph" style:parent-style-name="Standard" style:list-style-name="L3">
      <style:paragraph-properties fo:margin-top="0.0791in" fo:margin-bottom="0.0791in" loext:contextual-spacing="false" fo:line-height="115%"/>
      <style:text-properties officeooo:rsid="0012284c" officeooo:paragraph-rsid="0012284c"/>
    </style:style>
    <style:style style:name="P25" style:family="paragraph" style:parent-style-name="Text_20_body" style:list-style-name="L1">
      <style:text-properties officeooo:rsid="0009847c" officeooo:paragraph-rsid="0009847c"/>
    </style:style>
    <style:style style:name="P26" style:family="paragraph" style:parent-style-name="Text_20_body">
      <style:text-properties officeooo:rsid="000ae1c1" officeooo:paragraph-rsid="000ae1c1"/>
    </style:style>
    <style:style style:name="P27" style:family="paragraph" style:parent-style-name="Text_20_body" style:list-style-name="L2">
      <style:text-properties officeooo:rsid="000ae1c1" officeooo:paragraph-rsid="000ae1c1"/>
    </style:style>
    <style:style style:name="P28" style:family="paragraph" style:parent-style-name="Text_20_body">
      <style:text-properties officeooo:rsid="000cefb6" officeooo:paragraph-rsid="000fbace"/>
    </style:style>
    <style:style style:name="T1" style:family="text">
      <style:text-properties officeooo:rsid="0008edee"/>
    </style:style>
    <style:style style:name="T2" style:family="text">
      <style:text-properties officeooo:rsid="000cefb6"/>
    </style:style>
    <style:style style:name="T3" style:family="text">
      <style:text-properties officeooo:rsid="0012284c"/>
    </style:style>
    <style:style style:name="T4" style:family="text">
      <style:text-properties officeooo:rsid="00165e0a"/>
    </style:style>
    <style:style style:name="T5" style:family="text">
      <style:text-properties officeooo:rsid="00186a88"/>
    </style:style>
    <style:style style:name="T6" style:family="text">
      <style:text-properties officeooo:rsid="001cf6e3"/>
    </style:style>
    <style:style style:name="T7" style:family="text">
      <style:text-properties officeooo:rsid="001e3c85"/>
    </style:style>
    <style:style style:name="T8" style:family="text">
      <style:text-properties officeooo:rsid="001f9e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eractive Learning from Comparisons</text:h>
      <text:p text:style-name="P6">Annotation is used to generate training data and typically involves a human trainer (expert or crowd) classifying data points. These data points may be unitary objects presented to the user in a series (e.g. classify this image or this block of text), or the annotator may have to first select segments of an object to label (e.g. spans of text, areas of interest in a satellite image). <text:span text:style-name="T1">In any case, a lot of labels may be required to learn a classifier or other model, and the annotation task is often hard. Expert annotators are not always available when we encounter new domains. This leads to two key questions:</text:span></text:p>
      <text:list xml:id="list1735428478" text:style-name="L1">
        <text:list-item>
          <text:p text:style-name="P25">What inputs can the annotator provide that are more intuitive and easier for non-expert annotators?</text:p>
        </text:list-item>
        <text:list-item>
          <text:p text:style-name="P25">Can we speed up the learning rate of the model by providing richer information than class labels?</text:p>
        </text:list-item>
      </text:list>
      <text:p text:style-name="P7">People may find annotation difficult because it requires them to understand an annotation scheme in <text:s/>its complexity. Edge cases may not be well defined and consume a lot of time, but in the end, the annotator simply returns a noisy class label, and the rest of their thought process is lost. </text:p>
      <text:p text:style-name="P26">An easier task is comparison between objects: </text:p>
      <text:list xml:id="list2751496153" text:style-name="L2">
        <text:list-item>
          <text:p text:style-name="P27">Which of this pair is better?</text:p>
        </text:list-item>
        <text:list-item>
          <text:p text:style-name="P27">Which is the odd one out?</text:p>
        </text:list-item>
        <text:list-item>
          <text:p text:style-name="P27">Which of these two is most similar to the third?</text:p>
        </text:list-item>
      </text:list>
      <text:p text:style-name="P8">These comparisons can provide us with either pairwise ordering of objects or similar/dissimilar labels. <text:span text:style-name="T2">These may be easier for annotators who don’t need to dwell on decisions for difficult cases. The quantity of data may therefore be much higher and annotator errors are less problematic because of the data redundancy and the easier labelling task.</text:span></text:p>
      <text:p text:style-name="P28">The information from comparisons can also be used to learn an embedding of the objects that reflects the comparison labels. In the simplest case, pairwise preferences can be used to generate a ranking of objects (a one-dimensional embedding). However, similarity comparisons could also be used to learn an embedding with the raw data as input, e.g. to adjust sentence embeddings to focus on important terms for a task. This allows the model to learn a model for decision-making (e.g. a classifier) on top of this embedded space. The intention is that the model is learned more quickly than if it had to use a given fixed embedding, or learn an embedding purely from noisy class labels.</text:p>
      <text:p text:style-name="P2">An extension to this idea is:</text:p>
      <text:list xml:id="list544211329" text:style-name="L3">
        <text:list-item>
          <text:p text:style-name="P24">Ask why a person made a decision (from a list of terms). </text:p>
        </text:list-item>
        <text:list-item>
          <text:p text:style-name="P24">Ask the person to mark features that distinguish items (e.g. words, image fragments).</text:p>
        </text:list-item>
      </text:list>
      <text:p text:style-name="P3"><text:span text:style-name="T3">This is closer to how humans train each other. The reasons provided may be used to learn the embeddings or intermediate levels in a hierarchical model yet more quickly. For example, the model can learn to recognise a particular distinction between objects that is important for classification, avoiding the case where training on just class labels causes it to focus on the wrong features. If the features are marked on the objects, the learner need not learn a definition of the term from scratch, </text:span><text:soft-page-break/><text:span text:style-name="T3">as these markings provided training examples for learning an intermediate variable in a hierarchical model. </text:span></text:p>
      <text:p text:style-name="P4"/>
      <text:p text:style-name="P4">This topic has specific implications for NLP because the type<text:span text:style-name="T4">s</text:span> of <text:span text:style-name="T4">task for which this is suitable and the types of </text:span>input <text:span text:style-name="T4">possible</text:span> (comparisons and reasons) are task-specific, and the learning <text:span text:style-name="T4">algorithms </text:span>depend on the kind of model we wish to learn. <text:span text:style-name="T4">E.g. if we use this approach to learn deep models involving</text:span> word <text:span text:style-name="T4">or sentence </text:span>embeddings. <text:s/></text:p>
      <text:p text:style-name="P1"/>
      <text:p text:style-name="P5">Prior work:</text:p>
      <text:list xml:id="list2887511650" text:style-name="L4">
        <text:list-item>
          <text:p text:style-name="P9">Crowdsourcing <text:span text:style-name="T5">the odd one out (see </text:span><text:a xlink:type="simple" xlink:href="https://simons.berkeley.edu/talks/adam-kalai-02-14-2017" text:style-name="Internet_20_link" text:visited-style-name="Visited_20_Internet_20_Link"><text:span text:style-name="T5">https://simons.berkeley.edu/talks/adam-kalai-02-14-2017</text:span></text:a><text:span text:style-name="T5"> or </text:span><text:a xlink:type="simple" xlink:href="https://t.co/sMuMEJc5B3" text:style-name="Internet_20_link" text:visited-style-name="Visited_20_Internet_20_Link"><text:span text:style-name="T5">https://t.co/sMuMEJc5B3</text:span></text:a><text:span text:style-name="T5">)</text:span></text:p>
        </text:list-item>
        <text:list-item>
          <text:p text:style-name="P10">Crowdsourcing expert-level judgements for highly multi-class problems by comparing images to known examples (see <text:a xlink:type="simple" xlink:href="http://www.filmnips.com/wp-content/uploads/2017/01/Mozer_HumanMachineCooperativeClassification_NIPS2016.pdf" text:style-name="Internet_20_link" text:visited-style-name="Visited_20_Internet_20_Link">http://www.filmnips.com/wp-content/uploads/2017/01/Mozer_HumanMachineCooperativeClassification_NIPS2016.pdf</text:a>)</text:p>
        </text:list-item>
        <text:list-item>
          <text:p text:style-name="P11">Bayesian word embeddings – possible basis for embeddings we can update?</text:p>
        </text:list-item>
      </text:list>
      <text:p text:style-name="P12"/>
      <text:p text:style-name="P13">Where the current methods fall short: </text:p>
      <text:list xml:id="list490520528" text:style-name="L6">
        <text:list-item>
          <text:p text:style-name="P14">Unclear how to integrate comparisons or reasons into NLP models. </text:p>
        </text:list-item>
      </text:list>
      <text:p text:style-name="P1"/>
      <text:p text:style-name="P16">Simulations:</text:p>
      <text:list xml:id="list895741098" text:style-name="L7">
        <text:list-item>
          <text:p text:style-name="P17">Use embeddings <text:span text:style-name="T7">+ a model </text:span>learned on a <text:span text:style-name="T7">large dataset as a target</text:span></text:p>
        </text:list-item>
        <text:list-item>
          <text:p text:style-name="P20">Given a cold-start, use the gold embeddings to generate similarity comparisons</text:p>
        </text:list-item>
        <text:list-item>
          <text:p text:style-name="P20">How quickly does the model learned from the synthetic data come to match the gold-standard model?</text:p>
        </text:list-item>
      </text:list>
      <text:p text:style-name="P1"/>
      <text:p text:style-name="P4"><text:span text:style-name="T8">Hypotheses</text:span>:</text:p>
      <text:list xml:id="list2790231932" text:style-name="L5">
        <text:list-item>
          <text:p text:style-name="P21">We can integrate comparison/reasons into word/sentence/other embeddings using algorithm X.</text:p>
        </text:list-item>
        <text:list-item>
          <text:p text:style-name="P18">How much data do we need if we learn NLP models from comparisons and reasons? Compare with learning from classifications only. </text:p>
        </text:list-item>
        <text:list-item>
          <text:p text:style-name="P19">What is the labelling cost of comparisons versus classifications for problem X? → HCI problem, <text:span text:style-name="T6">but we can do basic comparison of time taken</text:span>?</text:p>
        </text:list-item>
      </text:list>
      <text:p text:style-name="P22"/>
      <text:p text:style-name="P22">Projects:</text:p>
      <text:list xml:id="list517476007" text:style-name="L9">
        <text:list-item>
          <text:p text:style-name="P23">Select use case, e.g. argumentation with cold-start in new domains.</text:p>
        </text:list-item>
        <text:list-item>
          <text:p text:style-name="P23">Identify best model currently (SE’s paper).</text:p>
        </text:list-item>
        <text:list-item>
          <text:p text:style-name="P23">Identify ways to incorporate comparisons into the model.</text:p>
        </text:list-item>
        <text:list-item>
          <text:p text:style-name="P23">Test with simulation.</text:p>
        </text:list-item>
        <text:list-item>
          <text:p text:style-name="P23">Identify ways to incorporate reasons into the model.</text:p>
        </text:list-item>
        <text:list-item>
          <text:p text:style-name="P23">Test with simulation.</text:p>
        </text:list-item>
        <text:list-item>
          <text:p text:style-name="P23">Construct annotation project – HiWis, thesis stud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09:33:00.692041000</meta:creation-date>
    <meta:generator>LibreOffice/5.3.0.3$Linux_X86_64 LibreOffice_project/30m0$Build-3</meta:generator>
    <dc:date>2017-02-15T11:23:58.987932568</dc:date>
    <meta:editing-duration>PT1H50M22S</meta:editing-duration>
    <meta:editing-cycles>31</meta:editing-cycles>
    <meta:document-statistic meta:table-count="0" meta:image-count="0" meta:object-count="0" meta:page-count="2" meta:paragraph-count="38" meta:word-count="800" meta:character-count="4946" meta:non-whitespace-character-count="4196"/>
  </office:meta>
</office:document-meta>
</file>